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TOP CRI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runs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gen</text:p>
          </table:table-cell>
          <table:table-cell office:value-type="string" calcext:value-type="string">
            <text:p>req_impr</text:p>
          </table:table-cell>
          <table:table-cell office:value-type="string" calcext:value-type="string">
            <text:p>fit_begin</text:p>
          </table:table-cell>
          <table:table-cell office:value-type="string" calcext:value-type="string">
            <text:p>fit end</text:p>
          </table:table-cell>
          <table:table-cell office:value-type="string" calcext:value-type="string">
            <text:p>fit stop</text:p>
          </table:table-cell>
          <table:table-cell office:value-type="string" calcext:value-type="string">
            <text:p>stop ge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17.0532" calcext:value-type="float">
            <text:p>17.0532</text:p>
          </table:table-cell>
          <table:table-cell office:value-type="float" office:value="10.8639" calcext:value-type="float">
            <text:p>10.8639</text:p>
          </table:table-cell>
          <table:table-cell office:value-type="float" office:value="11.7698" calcext:value-type="float">
            <text:p>11.7698</text:p>
          </table:table-cell>
          <table:table-cell office:value-type="float" office:value="74.6" calcext:value-type="float">
            <text:p>74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17.0532" calcext:value-type="float">
            <text:p>17.0532</text:p>
          </table:table-cell>
          <table:table-cell office:value-type="float" office:value="10.8388" calcext:value-type="float">
            <text:p>10.8388</text:p>
          </table:table-cell>
          <table:table-cell office:value-type="float" office:value="11.9548" calcext:value-type="float">
            <text:p>11.9548</text:p>
          </table:table-cell>
          <table:table-cell office:value-type="float" office:value="61.4" calcext:value-type="float">
            <text:p>61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17.0532" calcext:value-type="float">
            <text:p>17.0532</text:p>
          </table:table-cell>
          <table:table-cell office:value-type="float" office:value="10.7966" calcext:value-type="float">
            <text:p>10.7966</text:p>
          </table:table-cell>
          <table:table-cell office:value-type="float" office:value="13.1078" calcext:value-type="float">
            <text:p>13.1078</text:p>
          </table:table-cell>
          <table:table-cell office:value-type="float" office:value="19.65" calcext:value-type="float">
            <text:p>19.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7.1255" calcext:value-type="float">
            <text:p>17.1255</text:p>
          </table:table-cell>
          <table:table-cell office:value-type="float" office:value="10.7975" calcext:value-type="float">
            <text:p>10.7975</text:p>
          </table:table-cell>
          <table:table-cell office:value-type="float" office:value="12.2264" calcext:value-type="float">
            <text:p>12.2264</text:p>
          </table:table-cell>
          <table:table-cell office:value-type="float" office:value="39.9" calcext:value-type="float">
            <text:p>39.9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PARENT SELEC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run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uta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fit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URVIVOR SELEC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run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uta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fitness based</text:p>
          </table:table-cell>
          <table:table-cell office:value-type="float" office:value="10.4152" calcext:value-type="float">
            <text:p>10.415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R q10</text:p>
          </table:table-cell>
          <table:table-cell office:value-type="float" office:value="11.9616" calcext:value-type="float">
            <text:p>11.9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4:30:57.683669613</meta:creation-date>
    <dc:date>2019-01-04T18:02:47.382421520</dc:date>
    <meta:editing-duration>PT12M56S</meta:editing-duration>
    <meta:editing-cycles>1</meta:editing-cycles>
    <meta:document-statistic meta:table-count="1" meta:cell-count="81" meta:object-count="0"/>
    <meta:generator>LibreOffice/5.2.7.2$Linux_X86_64 LibreOffice_project/20m0$Build-2</meta:generator>
  </office:meta>
</office:document-meta>
</file>